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alculateValueListener.valueChanged( ValueChange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culatedField.installHandl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lculatedField.get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lculatedField.get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culatedField.readFromRequest( String newEnter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lculatedField.CalculatedField( CalculatedField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culatedField.recalcul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lculatedField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culatedField.convert( Object ret , Datatype datatyp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InstallHandlersListener.repeaterModified( Repeater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